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0.9602in"/>
    </style:style>
    <style:style style:name="co3" style:family="table-column">
      <style:table-column-properties fo:break-before="auto" style:column-width="1.811in"/>
    </style:style>
    <style:style style:name="co4" style:family="table-column">
      <style:table-column-properties fo:break-before="auto" style:column-width="2.7146in"/>
    </style:style>
    <style:style style:name="co5" style:family="table-column">
      <style:table-column-properties fo:break-before="auto" style:column-width="2.0583in"/>
    </style:style>
    <style:style style:name="co6" style:family="table-column">
      <style:table-column-properties fo:break-before="auto" style:column-width="1.778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008in solid #000000" fo:border-top="0.0008in solid #000000"/>
    </style:style>
    <style:style style:name="ce8" style:family="table-cell" style:parent-style-name="Default">
      <style:table-cell-properties fo:border-bottom="none" fo:border-left="none" fo:border-right="0.0008in solid #000000" fo:border-top="none"/>
    </style:style>
    <style:style style:name="ce9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-ranges="Sheet1.D3:Sheet1.G13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row table:style-name="ro1" table:number-rows-repeated="2">
          <table:table-cell table:style-name="ce1" table:number-columns-repeated="7"/>
        </table:table-row>
        <table:table-row table:style-name="ro1">
          <table:table-cell table:style-name="ce1" table:number-columns-repeated="3"/>
          <table:table-cell table:style-name="ce1" office:value-type="string">
            <text:p>Construction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structor</text:p>
          </table:table-cell>
          <table:table-cell office:value-type="string">
            <text:p>emptystlhmap</text:p>
          </table:table-cell>
          <table:table-cell table:style-name="ce2" office:value-type="string">
            <text:p>emptystlmap <text:s text:c="19"/></text:p>
          </table:table-cell>
          <table:table-cell table:style-name="ce5" office:value-type="string">
            <text:p>emptystlmmap <text:s text:c="19"/></text:p>
          </table:table-cell>
          <table:table-cell table:style-name="ce5" office:value-type="string">
            <text:p>emptystlhmap </text:p>
          </table:table-cell>
          <table:table-cell table:style-name="ce7" office:value-type="string">
            <text:p>emptystlvec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structor</text:p>
          </table:table-cell>
          <table:table-cell office:value-type="string">
            <text:p>emptystlhset</text:p>
          </table:table-cell>
          <table:table-cell office:value-type="string">
            <text:p>emptystlset </text:p>
          </table:table-cell>
          <table:table-cell office:value-type="string">
            <text:p>emptystlmset </text:p>
          </table:table-cell>
          <table:table-cell office:value-type="string">
            <text:p>emptystlhset 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structor</text:p>
          </table:table-cell>
          <table:table-cell office:value-type="string">
            <text:p>mkstl*</text:p>
          </table:table-cell>
          <table:table-cell office:value-type="string">
            <text:p>mkstlmap (kcmp,dflt,vcmp,veql) </text:p>
          </table:table-cell>
          <table:table-cell office:value-type="string">
            <text:p>mkstlmmap (kcmp,dflt,vcmp,veql) </text:p>
          </table:table-cell>
          <table:table-cell/>
          <table:table-cell office:value-type="string">
            <text:p>mkstlvec x n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structor</text:p>
          </table:table-cell>
          <table:table-cell office:value-type="string">
            <text:p>mkstl*</text:p>
          </table:table-cell>
          <table:table-cell office:value-type="string">
            <text:p>mkstlmap (kcmp,dflt,vcmp) <text:s text:c="5"/></text:p>
          </table:table-cell>
          <table:table-cell office:value-type="string">
            <text:p>mkstlmmap (kcmp,dflt,vcmp) <text:s text:c="5"/>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structor</text:p>
          </table:table-cell>
          <table:table-cell office:value-type="string">
            <text:p>mkstl*</text:p>
          </table:table-cell>
          <table:table-cell office:value-type="string">
            <text:p>mkstlmap (kcmp,dflt) <text:s text:c="10"/></text:p>
          </table:table-cell>
          <table:table-cell office:value-type="string">
            <text:p>mkstlmmap (kcmp,dflt) <text:s text:c="10"/>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structor</text:p>
          </table:table-cell>
          <table:table-cell office:value-type="string">
            <text:p>mkstl*</text:p>
          </table:table-cell>
          <table:table-cell office:value-type="string">
            <text:p>mkstlmap kcmp <text:s text:c="17"/></text:p>
          </table:table-cell>
          <table:table-cell office:value-type="string">
            <text:p>mkstlmmap kcmp <text:s text:c="17"/>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structor</text:p>
          </table:table-cell>
          <table:table-cell office:value-type="string">
            <text:p>stl?map</text:p>
          </table:table-cell>
          <table:table-cell office:value-type="string">
            <text:p>stlmap xs </text:p>
          </table:table-cell>
          <table:table-cell office:value-type="string">
            <text:p>stlmmap xs </text:p>
          </table:table-cell>
          <table:table-cell office:value-type="string">
            <text:p>stlhmap xs </text:p>
          </table:table-cell>
          <table:table-cell office:value-type="string">
            <text:p>stlvec xs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structor</text:p>
          </table:table-cell>
          <table:table-cell office:value-type="string">
            <text:p>stl?map</text:p>
          </table:table-cell>
          <table:table-cell office:value-type="string">
            <text:p>stlmap sv </text:p>
          </table:table-cell>
          <table:table-cell office:value-type="string">
            <text:p>stlmmap sv </text:p>
          </table:table-cell>
          <table:table-cell office:value-type="string">
            <text:p>stlhmap sv </text:p>
          </table:table-cell>
          <table:table-cell office:value-type="string">
            <text:p>stlvec sv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structor</text:p>
          </table:table-cell>
          <table:table-cell office:value-type="string">
            <text:p>stl?map</text:p>
          </table:table-cell>
          <table:table-cell office:value-type="string">
            <text:p>stlmap rng </text:p>
          </table:table-cell>
          <table:table-cell office:value-type="string">
            <text:p>stlmmap rng </text:p>
          </table:table-cell>
          <table:table-cell office:value-type="string">
            <text:p>stlhmap hm 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structor</text:p>
          </table:table-cell>
          <table:table-cell office:value-type="string">
            <text:p>stl?set</text:p>
          </table:table-cell>
          <table:table-cell office:value-type="string">
            <text:p>stlset xs </text:p>
          </table:table-cell>
          <table:table-cell office:value-type="string">
            <text:p>stlmset xs </text:p>
          </table:table-cell>
          <table:table-cell office:value-type="string">
            <text:p>stlhset xs 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structor</text:p>
          </table:table-cell>
          <table:table-cell office:value-type="string">
            <text:p>stl?set</text:p>
          </table:table-cell>
          <table:table-cell office:value-type="string">
            <text:p>stlset sv </text:p>
          </table:table-cell>
          <table:table-cell office:value-type="string">
            <text:p>stlmset sv </text:p>
          </table:table-cell>
          <table:table-cell office:value-type="string">
            <text:p>stlhset sv 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structor</text:p>
          </table:table-cell>
          <table:table-cell office:value-type="string">
            <text:p>stl?set</text:p>
          </table:table-cell>
          <table:table-cell table:style-name="ce4" office:value-type="string">
            <text:p>stlset rng </text:p>
          </table:table-cell>
          <table:table-cell table:style-name="ce6" office:value-type="string">
            <text:p>stlmset rng </text:p>
          </table:table-cell>
          <table:table-cell table:style-name="ce6" office:value-type="string">
            <text:p>stlhset hm </text:p>
          </table:table-cell>
          <table:table-cell table:style-name="ce9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Modificatio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ify</text:p>
          </table:table-cell>
          <table:table-cell office:value-type="string">
            <text:p>erase</text:p>
          </table:table-cell>
          <table:table-cell table:style-name="ce2" office:value-type="string">
            <text:p>erase sm </text:p>
          </table:table-cell>
          <table:table-cell table:style-name="ce5" office:value-type="string">
            <text:p>erase smm </text:p>
          </table:table-cell>
          <table:table-cell table:style-name="ce5" office:value-type="string">
            <text:p>erase hm </text:p>
          </table:table-cell>
          <table:table-cell table:style-name="ce7" office:value-type="string">
            <text:p>erase sv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ify</text:p>
          </table:table-cell>
          <table:table-cell office:value-type="string">
            <text:p>erase</text:p>
          </table:table-cell>
          <table:table-cell office:value-type="string">
            <text:p>erase (sm,key1,key2) </text:p>
          </table:table-cell>
          <table:table-cell office:value-type="string">
            <text:p>erase (smm,key1,key2) </text:p>
          </table:table-cell>
          <table:table-cell/>
          <table:table-cell office:value-type="string">
            <text:p>erase (sv, f, l)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ify</text:p>
          </table:table-cell>
          <table:table-cell office:value-type="string">
            <text:p>erase</text:p>
          </table:table-cell>
          <table:table-cell office:value-type="string">
            <text:p>erase (sm,key) </text:p>
          </table:table-cell>
          <table:table-cell office:value-type="string">
            <text:p>erase (smm,key) </text:p>
          </table:table-cell>
          <table:table-cell office:value-type="string">
            <text:p>erase (hm,key) </text:p>
          </table:table-cell>
          <table:table-cell office:value-type="string">
            <text:p>erase (sv, p)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ify</text:p>
          </table:table-cell>
          <table:table-cell office:value-type="string">
            <text:p>rmfirst</text:p>
          </table:table-cell>
          <table:table-cell table:number-columns-repeated="3"/>
          <table:table-cell office:value-type="string">
            <text:p>rmfirst sv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ify</text:p>
          </table:table-cell>
          <table:table-cell office:value-type="string">
            <text:p>rmlast</text:p>
          </table:table-cell>
          <table:table-cell table:number-columns-repeated="3"/>
          <table:table-cell office:value-type="string">
            <text:p>rmlast sv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ify</text:p>
          </table:table-cell>
          <table:table-cell office:value-type="string">
            <text:p>append</text:p>
          </table:table-cell>
          <table:table-cell table:number-columns-repeated="3"/>
          <table:table-cell office:value-type="string">
            <text:p>append sv x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ify</text:p>
          </table:table-cell>
          <table:table-cell office:value-type="string">
            <text:p>insert_1</text:p>
          </table:table-cell>
          <table:table-cell office:value-type="string">
            <text:p>insert sm sv </text:p>
          </table:table-cell>
          <table:table-cell office:value-type="string">
            <text:p>insert smm sv </text:p>
          </table:table-cell>
          <table:table-cell office:value-type="string">
            <text:p>insert hm sv </text:p>
          </table:table-cell>
          <table:table-cell office:value-type="string">
            <text:p>insert (sv, p) rng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ify</text:p>
          </table:table-cell>
          <table:table-cell office:value-type="string">
            <text:p>insert_2</text:p>
          </table:table-cell>
          <table:table-cell office:value-type="string">
            <text:p>insert sm rng </text:p>
          </table:table-cell>
          <table:table-cell office:value-type="string">
            <text:p>insert smm rng </text:p>
          </table:table-cell>
          <table:table-cell office:value-type="string">
            <text:p>insert hm hm2</text:p>
          </table:table-cell>
          <table:table-cell office:value-type="string">
            <text:p>insert (sv, p) xs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ify</text:p>
          </table:table-cell>
          <table:table-cell office:value-type="string">
            <text:p>insert_3</text:p>
          </table:table-cell>
          <table:table-cell office:value-type="string">
            <text:p>insert sm src </text:p>
          </table:table-cell>
          <table:table-cell office:value-type="string">
            <text:p>insert smm src </text:p>
          </table:table-cell>
          <table:table-cell office:value-type="string">
            <text:p>insert hm src 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ify</text:p>
          </table:table-cell>
          <table:table-cell office:value-type="string">
            <text:p>insert_or_replace_1</text:p>
          </table:table-cell>
          <table:table-cell office:value-type="string">
            <text:p>insert_or_replace sm sv </text:p>
          </table:table-cell>
          <table:table-cell/>
          <table:table-cell office:value-type="string">
            <text:p>insert_or_replace hm sv 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ify</text:p>
          </table:table-cell>
          <table:table-cell office:value-type="string">
            <text:p>insert_or_replace_2</text:p>
          </table:table-cell>
          <table:table-cell office:value-type="string">
            <text:p>insert_or_replace sm rng </text:p>
          </table:table-cell>
          <table:table-cell/>
          <table:table-cell office:value-type="string">
            <text:p>insert_or_replace hm src 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ify</text:p>
          </table:table-cell>
          <table:table-cell office:value-type="string">
            <text:p>insert_or_replace_3</text:p>
          </table:table-cell>
          <table:table-cell office:value-type="string">
            <text:p>insert_or_replace sm src </text:p>
          </table:table-cell>
          <table:table-cell/>
          <table:table-cell office:value-type="string">
            <text:p>insert_or_replace hm src 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ify</text:p>
          </table:table-cell>
          <table:table-cell office:value-type="string">
            <text:p>replace</text:p>
          </table:table-cell>
          <table:table-cell office:value-type="string">
            <text:p>replace sm key val </text:p>
          </table:table-cell>
          <table:table-cell office:value-type="string">
            <text:p>replace smm key vals </text:p>
          </table:table-cell>
          <table:table-cell office:value-type="string">
            <text:p>replace hm key val </text:p>
          </table:table-cell>
          <table:table-cell office:value-type="string">
            <text:p>replace sv p x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ify</text:p>
          </table:table-cell>
          <table:table-cell office:value-type="string">
            <text:p>replace_with</text:p>
          </table:table-cell>
          <table:table-cell office:value-type="string">
            <text:p>replace_with f sm (k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ify</text:p>
          </table:table-cell>
          <table:table-cell office:value-type="string">
            <text:p>swap</text:p>
          </table:table-cell>
          <table:table-cell table:style-name="ce4" office:value-type="string">
            <text:p>stl::swap sm1 sm2 </text:p>
          </table:table-cell>
          <table:table-cell table:style-name="ce6" office:value-type="string">
            <text:p>stl::swap smm1 smm2 </text:p>
          </table:table-cell>
          <table:table-cell table:style-name="ce6" office:value-type="string">
            <text:p>stl::swap hm1 hm2 </text:p>
          </table:table-cell>
          <table:table-cell table:style-name="ce9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Accessing Elements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ccess</text:p>
          </table:table-cell>
          <table:table-cell office:value-type="string">
            <text:p>(^)</text:p>
          </table:table-cell>
          <table:table-cell table:style-name="ce2" office:value-type="string">
            <text:p>(^) sm key </text:p>
          </table:table-cell>
          <table:table-cell table:style-name="ce5" office:value-type="string">
            <text:p>(^) smm key </text:p>
          </table:table-cell>
          <table:table-cell table:style-name="ce5"/>
          <table:table-cell table:style-name="ce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ccess</text:p>
          </table:table-cell>
          <table:table-cell office:value-type="string">
            <text:p>(!)</text:p>
          </table:table-cell>
          <table:table-cell office:value-type="string">
            <text:p>(!) sm key </text:p>
          </table:table-cell>
          <table:table-cell office:value-type="string">
            <text:p>(!) smm key </text:p>
          </table:table-cell>
          <table:table-cell office:value-type="string">
            <text:p>(!) hm key </text:p>
          </table:table-cell>
          <table:table-cell office:value-type="string">
            <text:p>(!) sv p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ccess</text:p>
          </table:table-cell>
          <table:table-cell office:value-type="string">
            <text:p>first</text:p>
          </table:table-cell>
          <table:table-cell table:number-columns-repeated="3"/>
          <table:table-cell office:value-type="string">
            <text:p>first sv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ccess</text:p>
          </table:table-cell>
          <table:table-cell office:value-type="string">
            <text:p>last</text:p>
          </table:table-cell>
          <table:table-cell table:number-columns-repeated="3"/>
          <table:table-cell office:value-type="string">
            <text:p>last sv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ccess</text:p>
          </table:table-cell>
          <table:table-cell office:value-type="string">
            <text:p>get_1</text:p>
          </table:table-cell>
          <table:table-cell table:number-columns-repeated="2" office:value-type="string">
            <text:p>get itr </text:p>
          </table:table-cell>
          <table:table-cell office:value-type="string">
            <text:p>get (hm,key) 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ccess</text:p>
          </table:table-cell>
          <table:table-cell office:value-type="string">
            <text:p>get_2</text:p>
          </table:table-cell>
          <table:table-cell office:value-type="string">
            <text:p>get (sm,key) </text:p>
          </table:table-cell>
          <table:table-cell office:value-type="string">
            <text:p>get (smm,key)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ccess</text:p>
          </table:table-cell>
          <table:table-cell office:value-type="string">
            <text:p>keys</text:p>
          </table:table-cell>
          <table:table-cell table:number-columns-repeated="2" office:value-type="string">
            <text:p>keys rng </text:p>
          </table:table-cell>
          <table:table-cell office:value-type="string">
            <text:p>keys hm 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ccess</text:p>
          </table:table-cell>
          <table:table-cell office:value-type="string">
            <text:p>vals</text:p>
          </table:table-cell>
          <table:table-cell table:style-name="ce4" office:value-type="string">
            <text:p>vals rng </text:p>
          </table:table-cell>
          <table:table-cell table:style-name="ce6" office:value-type="string">
            <text:p>vals rng </text:p>
          </table:table-cell>
          <table:table-cell table:style-name="ce6" office:value-type="string">
            <text:p>vals hm </text:p>
          </table:table-cell>
          <table:table-cell table:style-name="ce9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Conversion Functions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version</text:p>
          </table:table-cell>
          <table:table-cell office:value-type="string">
            <text:p>members</text:p>
          </table:table-cell>
          <table:table-cell table:style-name="ce2" office:value-type="string">
            <text:p>members rng </text:p>
          </table:table-cell>
          <table:table-cell table:style-name="ce5" office:value-type="string">
            <text:p>members rng </text:p>
          </table:table-cell>
          <table:table-cell table:style-name="ce5" office:value-type="string">
            <text:p>members hm </text:p>
          </table:table-cell>
          <table:table-cell table:style-name="ce7" office:value-type="string">
            <text:p>members rng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version</text:p>
          </table:table-cell>
          <table:table-cell office:value-type="string">
            <text:p>vector</text:p>
          </table:table-cell>
          <table:table-cell table:number-columns-repeated="2" office:value-type="string">
            <text:p>stl::vector rng </text:p>
          </table:table-cell>
          <table:table-cell office:value-type="string">
            <text:p>stl::vector hm </text:p>
          </table:table-cell>
          <table:table-cell office:value-type="string">
            <text:p>stl::vector rng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version</text:p>
          </table:table-cell>
          <table:table-cell office:value-type="string">
            <text:p>stlvec</text:p>
          </table:table-cell>
          <table:table-cell office:value-type="string">
            <text:p>stlvec rng </text:p>
          </table:table-cell>
          <table:table-cell office:value-type="string">
            <text:p>stlvec rng</text:p>
          </table:table-cell>
          <table:table-cell office:value-type="string">
            <text:p>stlvec hm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version</text:p>
          </table:table-cell>
          <table:table-cell office:value-type="string">
            <text:p>const_stlvec</text:p>
          </table:table-cell>
          <table:table-cell table:style-name="ce4"/>
          <table:table-cell table:style-name="ce6" table:number-columns-repeated="2"/>
          <table:table-cell table:style-name="ce9" office:value-type="string">
            <text:p>const_stlvec sv 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Functional Programming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unctional</text:p>
          </table:table-cell>
          <table:table-cell office:value-type="string">
            <text:p>catmap</text:p>
          </table:table-cell>
          <table:table-cell table:style-name="ce2" office:value-type="string">
            <text:p>catmap f rng </text:p>
          </table:table-cell>
          <table:table-cell table:style-name="ce5" office:value-type="string">
            <text:p>catmap f rng </text:p>
          </table:table-cell>
          <table:table-cell table:style-name="ce5" office:value-type="string">
            <text:p>catmap f hm </text:p>
          </table:table-cell>
          <table:table-cell table:style-name="ce7" office:value-type="string">
            <text:p>catmap f rng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unctional</text:p>
          </table:table-cell>
          <table:table-cell office:value-type="string">
            <text:p>colcatmap</text:p>
          </table:table-cell>
          <table:table-cell table:number-columns-repeated="2" office:value-type="string">
            <text:p>colcatmap f rng </text:p>
          </table:table-cell>
          <table:table-cell office:value-type="string">
            <text:p>colcatmap f hm </text:p>
          </table:table-cell>
          <table:table-cell office:value-type="string">
            <text:p>colcatmap f rng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unctional</text:p>
          </table:table-cell>
          <table:table-cell office:value-type="string">
            <text:p>colmap</text:p>
          </table:table-cell>
          <table:table-cell table:number-columns-repeated="2" office:value-type="string">
            <text:p>colmap f rng </text:p>
          </table:table-cell>
          <table:table-cell office:value-type="string">
            <text:p>colmap f hm </text:p>
          </table:table-cell>
          <table:table-cell office:value-type="string">
            <text:p>colmap f rng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unctional</text:p>
          </table:table-cell>
          <table:table-cell office:value-type="string">
            <text:p>do</text:p>
          </table:table-cell>
          <table:table-cell table:number-columns-repeated="2" office:value-type="string">
            <text:p>do f rng </text:p>
          </table:table-cell>
          <table:table-cell office:value-type="string">
            <text:p>do f hm </text:p>
          </table:table-cell>
          <table:table-cell office:value-type="string">
            <text:p>do f rng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unctional</text:p>
          </table:table-cell>
          <table:table-cell office:value-type="string">
            <text:p>filter</text:p>
          </table:table-cell>
          <table:table-cell table:number-columns-repeated="2" office:value-type="string">
            <text:p>filter p rng </text:p>
          </table:table-cell>
          <table:table-cell office:value-type="string">
            <text:p>filter p hm </text:p>
          </table:table-cell>
          <table:table-cell office:value-type="string">
            <text:p>filter p rng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unctional</text:p>
          </table:table-cell>
          <table:table-cell office:value-type="string">
            <text:p>foldl</text:p>
          </table:table-cell>
          <table:table-cell table:number-columns-repeated="2" office:value-type="string">
            <text:p>foldl f x rng </text:p>
          </table:table-cell>
          <table:table-cell office:value-type="string">
            <text:p>foldl f x hm </text:p>
          </table:table-cell>
          <table:table-cell office:value-type="string">
            <text:p>foldl f x rng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unctional</text:p>
          </table:table-cell>
          <table:table-cell office:value-type="string">
            <text:p>foldl1</text:p>
          </table:table-cell>
          <table:table-cell table:number-columns-repeated="2" office:value-type="string">
            <text:p>foldl1 f rng </text:p>
          </table:table-cell>
          <table:table-cell office:value-type="string">
            <text:p>foldl1 f hm </text:p>
          </table:table-cell>
          <table:table-cell office:value-type="string">
            <text:p>foldl1 f rng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unctional</text:p>
          </table:table-cell>
          <table:table-cell office:value-type="string">
            <text:p>foldr</text:p>
          </table:table-cell>
          <table:table-cell table:number-columns-repeated="2" office:value-type="string">
            <text:p>foldr f x rng </text:p>
          </table:table-cell>
          <table:table-cell/>
          <table:table-cell office:value-type="string">
            <text:p>foldr f x rng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unctional</text:p>
          </table:table-cell>
          <table:table-cell office:value-type="string">
            <text:p>foldr1</text:p>
          </table:table-cell>
          <table:table-cell table:number-columns-repeated="2" office:value-type="string">
            <text:p>foldr1 f rng </text:p>
          </table:table-cell>
          <table:table-cell/>
          <table:table-cell office:value-type="string">
            <text:p>foldr1 f rng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unctional</text:p>
          </table:table-cell>
          <table:table-cell office:value-type="string">
            <text:p>listmap</text:p>
          </table:table-cell>
          <table:table-cell table:number-columns-repeated="2" office:value-type="string">
            <text:p>listmap f rng </text:p>
          </table:table-cell>
          <table:table-cell office:value-type="string">
            <text:p>listmap f hm </text:p>
          </table:table-cell>
          <table:table-cell office:value-type="string">
            <text:p>listmap f rng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unctional</text:p>
          </table:table-cell>
          <table:table-cell office:value-type="string">
            <text:p>map</text:p>
          </table:table-cell>
          <table:table-cell table:number-columns-repeated="2" office:value-type="string">
            <text:p>map f rng </text:p>
          </table:table-cell>
          <table:table-cell office:value-type="string">
            <text:p>map f hm </text:p>
          </table:table-cell>
          <table:table-cell office:value-type="string">
            <text:p>map f rng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unctional</text:p>
          </table:table-cell>
          <table:table-cell office:value-type="string">
            <text:p>rowcatmap</text:p>
          </table:table-cell>
          <table:table-cell table:number-columns-repeated="2" office:value-type="string">
            <text:p>rowcatmap f rng </text:p>
          </table:table-cell>
          <table:table-cell office:value-type="string">
            <text:p>rowcatmap f hm </text:p>
          </table:table-cell>
          <table:table-cell office:value-type="string">
            <text:p>rowcatmap f rng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unctional</text:p>
          </table:table-cell>
          <table:table-cell office:value-type="string">
            <text:p>rowmap</text:p>
          </table:table-cell>
          <table:table-cell table:number-columns-repeated="2" office:value-type="string">
            <text:p>rowmap f rng </text:p>
          </table:table-cell>
          <table:table-cell office:value-type="string">
            <text:p>rowmap f hm </text:p>
          </table:table-cell>
          <table:table-cell office:value-type="string">
            <text:p>rowmap f rng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unctional</text:p>
          </table:table-cell>
          <table:table-cell office:value-type="string">
            <text:p>stream</text:p>
          </table:table-cell>
          <table:table-cell table:style-name="ce4" office:value-type="string">
            <text:p>stream rng </text:p>
          </table:table-cell>
          <table:table-cell table:style-name="ce6" office:value-type="string">
            <text:p>stream rng </text:p>
          </table:table-cell>
          <table:table-cell table:style-name="ce6"/>
          <table:table-cell table:style-name="ce9"/>
        </table:table-row>
        <table:table-row table:style-name="ro1">
          <table:table-cell table:number-columns-repeated="3"/>
          <table:table-cell table:style-name="ce4"/>
          <table:table-cell table:style-name="ce6" table:number-columns-repeated="2"/>
          <table:table-cell table:style-name="ce9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Compariso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mpare</text:p>
          </table:table-cell>
          <table:table-cell office:value-type="string">
            <text:p>(&lt;)</text:p>
          </table:table-cell>
          <table:table-cell table:style-name="ce2" office:value-type="string">
            <text:p>(&lt;) rng1 rng2 </text:p>
          </table:table-cell>
          <table:table-cell table:style-name="ce5" office:value-type="string">
            <text:p>(&lt;) rng1 rng2 </text:p>
          </table:table-cell>
          <table:table-cell table:style-name="ce5"/>
          <table:table-cell table:style-name="ce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mpare</text:p>
          </table:table-cell>
          <table:table-cell office:value-type="string">
            <text:p>(&lt;=)</text:p>
          </table:table-cell>
          <table:table-cell table:number-columns-repeated="2" office:value-type="string">
            <text:p>(&lt;=) rng1 rng2 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mpare</text:p>
          </table:table-cell>
          <table:table-cell office:value-type="string">
            <text:p>(==)_1</text:p>
          </table:table-cell>
          <table:table-cell table:number-columns-repeated="2" office:value-type="string">
            <text:p>(==) itr1 itr2 </text:p>
          </table:table-cell>
          <table:table-cell office:value-type="string">
            <text:p>(==) hm1 hm2 </text:p>
          </table:table-cell>
          <table:table-cell office:value-type="string">
            <text:p>(==) sv1 sv2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mpare</text:p>
          </table:table-cell>
          <table:table-cell office:value-type="string">
            <text:p>(==)_2</text:p>
          </table:table-cell>
          <table:table-cell office:value-type="string">
            <text:p>(==) sac1 sac2 </text:p>
          </table:table-cell>
          <table:table-cell office:value-type="string">
            <text:p>(==) rng1 rng2 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mpare</text:p>
          </table:table-cell>
          <table:table-cell office:value-type="string">
            <text:p>(&gt;)</text:p>
          </table:table-cell>
          <table:table-cell table:number-columns-repeated="2" office:value-type="string">
            <text:p>(&gt;) rng1 rng2 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mpare</text:p>
          </table:table-cell>
          <table:table-cell office:value-type="string">
            <text:p>(&gt;=)</text:p>
          </table:table-cell>
          <table:table-cell table:number-columns-repeated="2" office:value-type="string">
            <text:p>(&gt;=) rng1 rng2 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mpare</text:p>
          </table:table-cell>
          <table:table-cell office:value-type="string">
            <text:p>(~=)</text:p>
          </table:table-cell>
          <table:table-cell office:value-type="string">
            <text:p>(~=) sac1 sac2 </text:p>
          </table:table-cell>
          <table:table-cell office:value-type="string">
            <text:p>(~=) rng1 rng2 </text:p>
          </table:table-cell>
          <table:table-cell office:value-type="string">
            <text:p>(~=) hm1 hm2 </text:p>
          </table:table-cell>
          <table:table-cell office:value-type="string">
            <text:p>(~=) sv1 sv2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mpare</text:p>
          </table:table-cell>
          <table:table-cell office:value-type="string">
            <text:p>map_equal</text:p>
          </table:table-cell>
          <table:table-cell table:number-columns-repeated="2" office:value-type="string">
            <text:p>stl::map_equal rng1 rng2 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mpare</text:p>
          </table:table-cell>
          <table:table-cell office:value-type="string">
            <text:p>allpairs</text:p>
          </table:table-cell>
          <table:table-cell table:style-name="ce4"/>
          <table:table-cell table:style-name="ce6" table:number-columns-repeated="2"/>
          <table:table-cell table:style-name="ce9" office:value-type="string">
            <text:p>stl::allpairs pred rng1 rng2 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Set Operations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_operation</text:p>
          </table:table-cell>
          <table:table-cell office:value-type="string">
            <text:p>map_difference</text:p>
          </table:table-cell>
          <table:table-cell table:style-name="ce2" office:value-type="string">
            <text:p>stl::map_difference rng1 rng2 </text:p>
          </table:table-cell>
          <table:table-cell table:style-name="ce5" office:value-type="string">
            <text:p>stl::map_difference rng1 rng2 </text:p>
          </table:table-cell>
          <table:table-cell table:style-name="ce5"/>
          <table:table-cell table:style-name="ce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_operation</text:p>
          </table:table-cell>
          <table:table-cell office:value-type="string">
            <text:p>map_includes</text:p>
          </table:table-cell>
          <table:table-cell table:number-columns-repeated="2" office:value-type="string">
            <text:p>stl::map_includes rng1 rng2 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_operation</text:p>
          </table:table-cell>
          <table:table-cell office:value-type="string">
            <text:p>map_intersection</text:p>
          </table:table-cell>
          <table:table-cell table:number-columns-repeated="2" office:value-type="string">
            <text:p>stl::map_intersection rng1 rng2 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_operation</text:p>
          </table:table-cell>
          <table:table-cell office:value-type="string">
            <text:p>map_merge</text:p>
          </table:table-cell>
          <table:table-cell table:number-columns-repeated="2" office:value-type="string">
            <text:p>stl::map_merge rng1 rng2 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_operation</text:p>
          </table:table-cell>
          <table:table-cell office:value-type="string">
            <text:p>map_symmetric_difference</text:p>
          </table:table-cell>
          <table:table-cell table:number-columns-repeated="2" office:value-type="string">
            <text:p>stl::map_symmetric_difference rng1 rng2 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_operation</text:p>
          </table:table-cell>
          <table:table-cell office:value-type="string">
            <text:p>map_union</text:p>
          </table:table-cell>
          <table:table-cell table:style-name="ce4" office:value-type="string">
            <text:p>stl::map_union rng1 rng2 </text:p>
          </table:table-cell>
          <table:table-cell table:style-name="ce6" office:value-type="string">
            <text:p>stl::map_union rng1 rng2 </text:p>
          </table:table-cell>
          <table:table-cell table:style-name="ce6"/>
          <table:table-cell table:style-name="ce9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Infomatio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fo</text:p>
          </table:table-cell>
          <table:table-cell office:value-type="string">
            <text:p>(#)</text:p>
          </table:table-cell>
          <table:table-cell table:style-name="ce2" office:value-type="string">
            <text:p>(#) sm </text:p>
          </table:table-cell>
          <table:table-cell table:style-name="ce5" office:value-type="string">
            <text:p>(#) smm </text:p>
          </table:table-cell>
          <table:table-cell table:style-name="ce5" office:value-type="string">
            <text:p>(#) hm </text:p>
          </table:table-cell>
          <table:table-cell table:style-name="ce7" office:value-type="string">
            <text:p>(#) sv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fo</text:p>
          </table:table-cell>
          <table:table-cell office:value-type="string">
            <text:p>empty</text:p>
          </table:table-cell>
          <table:table-cell office:value-type="string">
            <text:p>stl::empty sm </text:p>
          </table:table-cell>
          <table:table-cell office:value-type="string">
            <text:p>stl::empty smm </text:p>
          </table:table-cell>
          <table:table-cell office:value-type="string">
            <text:p>stl::empty hm </text:p>
          </table:table-cell>
          <table:table-cell office:value-type="string">
            <text:p>stl::empty sv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fo</text:p>
          </table:table-cell>
          <table:table-cell office:value-type="string">
            <text:p>distance</text:p>
          </table:table-cell>
          <table:table-cell table:number-columns-repeated="2" office:value-type="string">
            <text:p>stl::distance rng 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fo</text:p>
          </table:table-cell>
          <table:table-cell office:value-type="string">
            <text:p>member</text:p>
          </table:table-cell>
          <table:table-cell office:value-type="string">
            <text:p>member sm key </text:p>
          </table:table-cell>
          <table:table-cell office:value-type="string">
            <text:p>member smm key </text:p>
          </table:table-cell>
          <table:table-cell office:value-type="string">
            <text:p>member hm key 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fo</text:p>
          </table:table-cell>
          <table:table-cell office:value-type="string">
            <text:p>count</text:p>
          </table:table-cell>
          <table:table-cell office:value-type="string">
            <text:p>stl::count sm key </text:p>
          </table:table-cell>
          <table:table-cell office:value-type="string">
            <text:p>stl::count smm key </text:p>
          </table:table-cell>
          <table:table-cell office:value-type="string">
            <text:p>stl::count hm key 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fo</text:p>
          </table:table-cell>
          <table:table-cell office:value-type="string">
            <text:p>next_key</text:p>
          </table:table-cell>
          <table:table-cell office:value-type="string">
            <text:p>stl::next_key sm key </text:p>
          </table:table-cell>
          <table:table-cell office:value-type="string">
            <text:p>stl::next_key smm key 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fo</text:p>
          </table:table-cell>
          <table:table-cell office:value-type="string">
            <text:p>prev_key</text:p>
          </table:table-cell>
          <table:table-cell office:value-type="string">
            <text:p>stl::prev_key sm key </text:p>
          </table:table-cell>
          <table:table-cell office:value-type="string">
            <text:p>stl::prev_key smm key 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fo</text:p>
          </table:table-cell>
          <table:table-cell office:value-type="string">
            <text:p>bounding_keys</text:p>
          </table:table-cell>
          <table:table-cell table:number-columns-repeated="2" office:value-type="string">
            <text:p>stl::bounding_keys rng 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fo</text:p>
          </table:table-cell>
          <table:table-cell office:value-type="string">
            <text:p>bounds_1</text:p>
          </table:table-cell>
          <table:table-cell table:number-columns-repeated="3"/>
          <table:table-cell office:value-type="string">
            <text:p>stl::bounds rng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fo</text:p>
          </table:table-cell>
          <table:table-cell office:value-type="string">
            <text:p>container_info</text:p>
          </table:table-cell>
          <table:table-cell table:number-columns-repeated="2" office:value-type="string">
            <text:p>stl::container_info rng </text:p>
          </table:table-cell>
          <table:table-cell office:value-type="string">
            <text:p>stl::container_info hm 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fo</text:p>
          </table:table-cell>
          <table:table-cell office:value-type="string">
            <text:p>bucket_size</text:p>
          </table:table-cell>
          <table:table-cell table:number-columns-repeated="2"/>
          <table:table-cell office:value-type="string">
            <text:p>stl::bucket_size hm i 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fo</text:p>
          </table:table-cell>
          <table:table-cell office:value-type="string">
            <text:p>hmap_reserve</text:p>
          </table:table-cell>
          <table:table-cell table:number-columns-repeated="2"/>
          <table:table-cell office:value-type="string">
            <text:p>stl::hmap_reserve hm mlf size 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fo</text:p>
          </table:table-cell>
          <table:table-cell office:value-type="string">
            <text:p>reserve</text:p>
          </table:table-cell>
          <table:table-cell table:number-columns-repeated="3"/>
          <table:table-cell office:value-type="string">
            <text:p>stl::reserve sv i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fo</text:p>
          </table:table-cell>
          <table:table-cell office:value-type="string">
            <text:p>capacity</text:p>
          </table:table-cell>
          <table:table-cell table:style-name="ce4"/>
          <table:table-cell table:style-name="ce6" table:number-columns-repeated="2"/>
          <table:table-cell table:style-name="ce9" office:value-type="string">
            <text:p>stl::capacity sv 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Iterators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ter</text:p>
          </table:table-cell>
          <table:table-cell office:value-type="string">
            <text:p>begin</text:p>
          </table:table-cell>
          <table:table-cell table:style-name="ce2" office:value-type="string">
            <text:p>stl::begin sm </text:p>
          </table:table-cell>
          <table:table-cell table:style-name="ce5" office:value-type="string">
            <text:p>stl::begin smm </text:p>
          </table:table-cell>
          <table:table-cell table:style-name="ce5"/>
          <table:table-cell table:style-name="ce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ter</text:p>
          </table:table-cell>
          <table:table-cell office:value-type="string">
            <text:p>beginp</text:p>
          </table:table-cell>
          <table:table-cell table:number-columns-repeated="2" office:value-type="string">
            <text:p>stl::beginp itr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ter</text:p>
          </table:table-cell>
          <table:table-cell office:value-type="string">
            <text:p>dec</text:p>
          </table:table-cell>
          <table:table-cell table:number-columns-repeated="2" office:value-type="string">
            <text:p>stl::dec itr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ter</text:p>
          </table:table-cell>
          <table:table-cell office:value-type="string">
            <text:p>endp</text:p>
          </table:table-cell>
          <table:table-cell table:number-columns-repeated="2" office:value-type="string">
            <text:p>stl::endp itr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ter</text:p>
          </table:table-cell>
          <table:table-cell office:value-type="string">
            <text:p>erase_2</text:p>
          </table:table-cell>
          <table:table-cell office:value-type="string">
            <text:p>erase (sm,itr1, itr2) </text:p>
          </table:table-cell>
          <table:table-cell office:value-type="string">
            <text:p>erase (smm,itr1, itr2)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ter</text:p>
          </table:table-cell>
          <table:table-cell office:value-type="string">
            <text:p>erase_3</text:p>
          </table:table-cell>
          <table:table-cell office:value-type="string">
            <text:p>erase (sm,itr) </text:p>
          </table:table-cell>
          <table:table-cell office:value-type="string">
            <text:p>erase (smm,itr)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ter</text:p>
          </table:table-cell>
          <table:table-cell office:value-type="string">
            <text:p>find</text:p>
          </table:table-cell>
          <table:table-cell office:value-type="string">
            <text:p>stl::find sm key </text:p>
          </table:table-cell>
          <table:table-cell office:value-type="string">
            <text:p>stl::find smm key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ter</text:p>
          </table:table-cell>
          <table:table-cell office:value-type="string">
            <text:p>get_info</text:p>
          </table:table-cell>
          <table:table-cell table:number-columns-repeated="2" office:value-type="string">
            <text:p>stl::get_info itr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ter</text:p>
          </table:table-cell>
          <table:table-cell office:value-type="string">
            <text:p>get_key</text:p>
          </table:table-cell>
          <table:table-cell table:number-columns-repeated="2" office:value-type="string">
            <text:p>stl::get_key itr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ter</text:p>
          </table:table-cell>
          <table:table-cell office:value-type="string">
            <text:p>get_val</text:p>
          </table:table-cell>
          <table:table-cell table:number-columns-repeated="2" office:value-type="string">
            <text:p>stl::get_val itr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ter</text:p>
          </table:table-cell>
          <table:table-cell office:value-type="string">
            <text:p>inc</text:p>
          </table:table-cell>
          <table:table-cell table:number-columns-repeated="2" office:value-type="string">
            <text:p>stl::inc itr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ter</text:p>
          </table:table-cell>
          <table:table-cell office:value-type="string">
            <text:p>insert_elm_1</text:p>
          </table:table-cell>
          <table:table-cell office:value-type="string">
            <text:p>stl::insert_elm sm (elm,itr) </text:p>
          </table:table-cell>
          <table:table-cell office:value-type="string">
            <text:p>stl::insert_elm smm (elm, p)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ter</text:p>
          </table:table-cell>
          <table:table-cell office:value-type="string">
            <text:p>insert_elm_2</text:p>
          </table:table-cell>
          <table:table-cell office:value-type="string">
            <text:p>stl::insert_elm sm elm </text:p>
          </table:table-cell>
          <table:table-cell office:value-type="string">
            <text:p>stl::insert_elm smm elm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ter</text:p>
          </table:table-cell>
          <table:table-cell office:value-type="string">
            <text:p>iterator</text:p>
          </table:table-cell>
          <table:table-cell table:number-columns-repeated="2" office:value-type="string">
            <text:p>stl::iterator itr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ter</text:p>
          </table:table-cell>
          <table:table-cell office:value-type="string">
            <text:p>l_bound</text:p>
          </table:table-cell>
          <table:table-cell office:value-type="string">
            <text:p>stl::l_bound sm key </text:p>
          </table:table-cell>
          <table:table-cell office:value-type="string">
            <text:p>stl::l_bound smm key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ter</text:p>
          </table:table-cell>
          <table:table-cell office:value-type="string">
            <text:p>lu_bounds</text:p>
          </table:table-cell>
          <table:table-cell office:value-type="string">
            <text:p>stl::lu_bounds sm key </text:p>
          </table:table-cell>
          <table:table-cell office:value-type="string">
            <text:p>stl::lu_bounds smm key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ter</text:p>
          </table:table-cell>
          <table:table-cell office:value-type="string">
            <text:p>move</text:p>
          </table:table-cell>
          <table:table-cell table:number-columns-repeated="2" office:value-type="string">
            <text:p>stl::move itr n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ter</text:p>
          </table:table-cell>
          <table:table-cell office:value-type="string">
            <text:p>pastend</text:p>
          </table:table-cell>
          <table:table-cell office:value-type="string">
            <text:p>stl::pastend sm </text:p>
          </table:table-cell>
          <table:table-cell office:value-type="string">
            <text:p>stl::pastend smm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ter</text:p>
          </table:table-cell>
          <table:table-cell office:value-type="string">
            <text:p>put</text:p>
          </table:table-cell>
          <table:table-cell table:number-columns-repeated="2" office:value-type="string">
            <text:p>put itr val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ter</text:p>
          </table:table-cell>
          <table:table-cell office:value-type="string">
            <text:p>range_info</text:p>
          </table:table-cell>
          <table:table-cell table:number-columns-repeated="2" office:value-type="string">
            <text:p>stl::range_info rng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ter</text:p>
          </table:table-cell>
          <table:table-cell office:value-type="string">
            <text:p>u_bound</text:p>
          </table:table-cell>
          <table:table-cell table:style-name="ce4" office:value-type="string">
            <text:p>stl::u_bound sm key </text:p>
          </table:table-cell>
          <table:table-cell table:style-name="ce6" office:value-type="string">
            <text:p>stl::u_bound smm key </text:p>
          </table:table-cell>
          <table:table-cell table:style-name="ce6"/>
          <table:table-cell table:style-name="ce9"/>
        </table:table-row>
      </table:table>
      <table:database-ranges>
        <table:database-range table:target-range-address="Sheet1.A1:Sheet1.G138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61in" fo:margin-bottom="0.7874in" style:shadow="none" style:scale-to-X="1" style:scale-to-Y="2" style:writing-mode="lr-tb"/>
      <style:header-style>
        <style:header-footer-properties fo:min-height="0.6736in" fo:margin-left="0in" fo:margin-right="0in" fo:margin-bottom="0.1598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 style:font-size-asian="14pt" style:font-weight-asian="bold"/>
    </style:style>
  </office:automatic-styles>
  <office:master-styles>
    <style:master-page style:name="Default" style:page-layout-name="Mpm1">
      <style:header>
        <text:p><text:span text:style-name="MT1">pure-stlmap and pure-stlvec functions</text:span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8">02/18/2012</text:date>, <text:time>11:2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18T11:20:43</dc:date>
    <dc:creator>Peter Summerland</dc:creator>
    <meta:generator>LibreOffice/3.3$Linux LibreOffice_project/330m19$Build-401</meta:generator>
    <meta:editing-duration>PT2H26M33S</meta:editing-duration>
    <meta:editing-cycles>28</meta:editing-cycles>
    <meta:printed-by>Peter Summerland</meta:printed-by>
    <meta:print-date>2012-02-18T10:34:21</meta:print-date>
    <meta:document-statistic meta:table-count="1" meta:cell-count="617" meta:object-count="0"/>
  </office:meta>
</office:document-meta>
</file>